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3.81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25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8cm" fo:break-before="auto" style:use-optimal-row-height="true"/>
    </style:style>
    <style:style style:name="ro11" style:family="table-row">
      <style:table-row-properties style:row-height="3.787cm" fo:break-before="auto" style:use-optimal-row-height="true"/>
    </style:style>
    <style:style style:name="ro12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9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10"/>
          <table:table-cell table:style-name="ce25" table:number-columns-repeated="232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17" office:value-type="string">
            <text:p>Mark of the Spellblaze</text:p>
          </table:table-cell>
          <table:table-cell table:style-name="ce26" table:number-columns-repeated="232"/>
          <table:table-cell table:style-name="ce27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2" office:value-type="string">
            <text:p>25 to 35</text:p>
          </table:table-cell>
          <table:table-cell table:number-columns-repeated="1001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office:value-type="string">
            <text:p>elemental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office:value-type="string">
            <text:p>corruptor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/>
          <table:table-cell office:value-type="string">
            <text:p>demon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sick wildlife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office:value-type="string">
            <text:p>Uurk the Corruptor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table:number-columns-repeated="2" office:value-type="string">
            <text:p>4 egos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random encounter in the west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24" office:value-type="string">
            <text:p>the ground has been deeply burnt by the spellblaze; reality is thin and entities can cross the veil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9">
          <table:table-cell table:number-columns-repeated="19"/>
          <table:table-cell table:style-name="ce24" table:number-columns-repeated="2"/>
          <table:table-cell table:number-columns-repeated="1001"/>
        </table:table-row>
        <table:table-row table:style-name="ro1" table:number-rows-repeated="65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4">
          <table:table-cell table:style-name="ce2" office:value-type="string">
            <text:p>Place</text:p>
          </table:table-cell>
          <table:table-cell table:style-name="ce31" office:value-type="string">
            <text:p>Sunwall Outpost</text:p>
          </table:table-cell>
          <table:table-cell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4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4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4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4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4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Normal Loot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9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4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4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4" table:number-rows-repeated="65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4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4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4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2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one ideas" table:style-name="ta1" table:print="false">
        <table:table-column table:style-name="co12" table:number-columns-repeated="2" table:default-cell-style-name="Default"/>
        <table:table-row table:style-name="ro1">
          <table:table-cell office:value-type="string">
            <text:p>Crystal Swamp</text:p>
          </table:table-cell>
          <table:table-cell office:value-type="string">
            <text:p>underground swamp of crystals</text:p>
          </table:table-cell>
        </table:table-row>
        <table:table-row table:style-name="ro1">
          <table:table-cell office:value-type="string">
            <text:p>Metallic Forest</text:p>
          </table:table-cell>
          <table:table-cell office:value-type="string">
            <text:p>home of the steelgods</text:p>
          </table:table-cell>
        </table:table-row>
        <table:table-row table:style-name="ro1">
          <table:table-cell office:value-type="string">
            <text:p>« horror dungeon »</text:p>
          </table:table-cell>
          <table:table-cell/>
        </table:table-row>
        <table:table-row table:style-name="ro1">
          <table:table-cell office:value-type="string">
            <text:p>house</text:p>
          </table:table-cell>
          <table:table-cell office:value-type="string">
            <text:p>clean a dungeon and use it as hou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6/12/2010</text:date>, <text:time>23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2-16T23:51:53</dc:date>
    <dc:language>fr-FR</dc:language>
    <meta:editing-cycles>161</meta:editing-cycles>
    <meta:editing-duration>PT204H33M45S</meta:editing-duration>
    <dc:creator>Dark God</dc:creator>
    <meta:document-statistic meta:table-count="4" meta:cell-count="430" meta:object-count="0"/>
    <meta:user-defined meta:name="Info 1"/>
    <meta:user-defined meta:name="Info 2"/>
    <meta:user-defined meta:name="Info 3"/>
    <meta:user-defined meta:name="Info 4"/>
  </office:meta>
</office:document-meta>
</file>